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9.5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draw:textarea-vertical-align="middle" draw:auto-grow-height="true" fo:min-height="19.563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40pt" style:font-size-asian="40pt" style:font-size-complex="4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7cm" svg:height="19.563cm" svg:x="0.6cm" svg:y="0.837cm" presentation:class="subtitle" presentation:user-transformed="true">
          <draw:text-box>
            <text:p><text:span text:style-name="T1">Isso é Coisa Pra Deus</text:span></text:p>
            <text:p><text:span text:style-name="T2">Eliane Sil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3" draw:text-style-name="P1" draw:layer="layout" svg:width="27cm" svg:height="19.563cm" svg:x="0.551cm" svg:y="0.724cm" presentation:class="subtitle" presentation:user-transformed="true">
          <draw:text-box>
            <text:p><text:span text:style-name="T3">Adore, mesmo em meio à luta</text:span></text:p>
            <text:p><text:span text:style-name="T3">Além de contemplar você, o Senhor te escuta</text:span></text:p>
            <text:p><text:span text:style-name="T3">Louve, mesmo que o vento assopre seu rosto</text:span></text:p>
            <text:p><text:span text:style-name="T3">Causando sofrimento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1" draw:text-style-name="P1" draw:layer="layout" svg:width="27cm" svg:height="19.563cm" svg:x="0.6cm" svg:y="0.837cm" presentation:class="subtitle" presentation:user-transformed="true">
          <draw:text-box>
            <text:p><text:span text:style-name="T3">Glorifique, exalte o Deus que não te esquece</text:span></text:p>
            <text:p><text:span text:style-name="T3">Com providência desce, hoje, pra te ajudar</text:span></text:p>
            <text:p><text:span text:style-name="T3">Ele tem chave de madeira que abre porta de águas</text:span></text:p>
            <text:p><text:span text:style-name="T3">A vitória deságua, hoje irmão no seu lar</text:span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1" draw:text-style-name="P3" draw:layer="layout" svg:width="27cm" svg:height="19.563cm" svg:x="0.6cm" svg:y="0.837cm" presentation:class="subtitle" presentation:user-transformed="true">
          <draw:text-box>
            <text:p><text:span text:style-name="T4">Olha Deus resolvendo o impossível</text:span></text:p>
            <text:p><text:span text:style-name="T4">Multidões estão gritando: "Isto é Incrível"</text:span></text:p>
            <text:p><text:span text:style-name="T4">Isto não é coisa pra nenhum mortal</text:span></text:p>
            <text:p><text:span text:style-name="T4">É só Deus que faz o sobrenatural</text:span></text:p>
            <text:p><text:span text:style-name="T4">Quando entra na batalha é só pra ganhar</text:span></text:p>
            <text:p><text:span text:style-name="T4">Se Ele ordena o morto tem que se levantar</text:span></text:p>
            <text:p><text:span text:style-name="T4">Não importa quantos dias faz que Ele morreu</text:span></text:p>
            <text:p><text:span text:style-name="T4">Eu já disse que isto é coisa pra De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1" draw:text-style-name="P1" draw:layer="layout" svg:width="27cm" svg:height="19.563cm" svg:x="0.6cm" svg:y="0.837cm" presentation:class="subtitle" presentation:user-transformed="true">
          <draw:text-box>
            <text:p><text:span text:style-name="T3">Glorifique, exalte o Deus que não te esquece</text:span></text:p>
            <text:p><text:span text:style-name="T3">Com providência desce, hoje, pra te ajudar</text:span></text:p>
            <text:p><text:span text:style-name="T3">Ele tem chave de madeira que abre porta de águas</text:span></text:p>
            <text:p><text:span text:style-name="T3">A vitória deságua, hoje irmão no seu l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1" draw:text-style-name="P1" draw:layer="layout" svg:width="27cm" svg:height="19.563cm" svg:x="0.6cm" svg:y="0.837cm" presentation:class="subtitle" presentation:user-transformed="true">
          <draw:text-box>
            <text:p><text:span text:style-name="T4">Olha Deus resolvendo o impossível</text:span></text:p>
            <text:p><text:span text:style-name="T4">Multidões estão gritando: "Isto é Incrível"</text:span></text:p>
            <text:p><text:span text:style-name="T4">Isto não é coisa pra nenhum mortal</text:span></text:p>
            <text:p><text:span text:style-name="T4">É só Deus que faz o sobrenatural</text:span></text:p>
            <text:p><text:span text:style-name="T4">Quando entra na batalha é só pra ganhar</text:span></text:p>
            <text:p><text:span text:style-name="T4">Se Ele ordena o morto tem que se levantar</text:span></text:p>
            <text:p><text:span text:style-name="T4">Não importa quantos dias faz que Ele morreu <text:s/>2x</text:span></text:p>
            <text:p><text:span text:style-name="T4"><text:s/></text:span><text:span text:style-name="T4">Eu já disse que isto é coisa pra Deus 2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1" draw:text-style-name="P1" draw:layer="layout" svg:width="27cm" svg:height="19.563cm" svg:x="0.6cm" svg:y="0.837cm" presentation:class="subtitle" presentation:user-transformed="true">
          <draw:text-box>
            <text:p><text:span text:style-name="T3">"Lázaro vem para fora</text:span></text:p>
            <text:p><text:span text:style-name="T3">Bartimeu enxergue agora</text:span></text:p>
            <text:p><text:span text:style-name="T3">Escute viúva de Naim, este velório chegou ao fim</text:span></text:p>
            <text:p><text:span text:style-name="T3">Ei você está na beira deste tanque</text:span></text:p>
            <text:p><text:span text:style-name="T3">Tome a tua cama agora e se levante</text:span></text:p>
            <text:p><text:span text:style-name="T3">E para aqueles que estão me escutando</text:span></text:p>
            <text:p><text:span text:style-name="T3">O Senhor já está curando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1" draw:text-style-name="P1" draw:layer="layout" svg:width="27cm" svg:height="19.563cm" svg:x="0.6cm" svg:y="0.837cm" presentation:class="subtitle" presentation:user-transformed="true">
          <draw:text-box>
            <text:p><text:span text:style-name="T3">O Senhor já está curando quem está glorificando</text:span></text:p>
            <text:p><text:span text:style-name="T3">Deus está fazendo o impossível</text:span></text:p>
            <text:p><text:span text:style-name="T3">Pra o mundo inteiro dizer: "Isto é Incrível" 2x</text:span></text:p>
            <text:p><text:span text:style-name="T3">Isto é Coisa Pra Deus... 7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1" draw:text-style-name="P1" draw:layer="layout" svg:width="27cm" svg:height="19.563cm" svg:x="0.6cm" svg:y="0.837cm" presentation:class="subtitle" presentation:user-transformed="true">
          <draw:text-box>
            <text:p><text:span text:style-name="T3">Isso é coisa pra Deus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3T18:22:52.004000000</meta:creation-date>
    <dc:date>2017-05-13T18:41:34.092000000</dc:date>
    <meta:editing-duration>PT4M10S</meta:editing-duration>
    <meta:editing-cycles>2</meta:editing-cycles>
    <meta:generator>LibreOffice/5.2.0.4$Windows_x86 LibreOffice_project/066b007f5ebcc236395c7d282ba488bca6720265</meta:generator>
    <meta:document-statistic meta:object-count="48"/>
  </office:meta>
</office:document-meta>
</file>